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6f20c" style:font-size-asian="11pt" style:font-size-complex="11pt"/>
    </style:style>
    <style:style style:name="P2" style:family="paragraph" style:parent-style-name="Standard">
      <style:text-properties fo:font-size="11pt" officeooo:rsid="0016f20c" officeooo:paragraph-rsid="0016f20c" style:font-size-asian="11pt" style:font-size-complex="11pt"/>
    </style:style>
    <style:style style:name="P3" style:family="paragraph" style:parent-style-name="Standard">
      <style:text-properties fo:font-size="11pt" officeooo:rsid="0016f20c" officeooo:paragraph-rsid="0017a18e" style:font-size-asian="11pt" style:font-size-complex="11pt"/>
    </style:style>
    <style:style style:name="P4" style:family="paragraph" style:parent-style-name="Standard">
      <style:text-properties fo:font-size="11pt" officeooo:rsid="0017a18e" officeooo:paragraph-rsid="0017a18e" style:font-size-asian="11pt" style:font-size-complex="11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6f20c"/>
    </style:style>
    <style:style style:name="T3" style:family="text">
      <style:text-properties style:font-name="sans-serif" officeooo:rsid="0016f41d"/>
    </style:style>
    <style:style style:name="T4" style:family="text">
      <style:text-properties style:font-name="sans-serif" officeooo:rsid="0017a18e"/>
    </style:style>
    <style:style style:name="T5" style:family="text">
      <style:text-properties style:font-name="sans-serif" officeooo:rsid="00188e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</text:span><text:span text:style-name="T1">.</text:span> <text:span text:style-name="T1">Pourquoi ont-ils décidé de se lancer dans la création d’une entreprise</text:span> <text:span text:style-name="T1">et non d’une</text:span><text:line-break/><text:span text:style-name="T1">association ? Pourquoi ont-ils choisi la création et non le rachat d’une entreprise</text:span> <text:span text:style-name="T1">?</text:span></text:p>
      <text:p text:style-name="P1"><text:span text:style-name="T1"/></text:p>
      <text:p text:style-name="P2"><text:span text:style-name="T1">Parce que ça coute moins chère. L’association n’a pas pour but d’enrichir les membres, ce n’était pas en adéquation avec leur projet. </text:span><text:span text:style-name="T3">Le rachat est plus chère car on achète la structure </text:span><text:span text:style-name="T4">dans son entièreté.</text:span></text:p>
      <text:p text:style-name="P1"><text:span text:style-name="T1"/></text:p>
      <text:p text:style-name="P1"><text:span text:style-name="T1">2.</text:span> <text:span text:style-name="T1">Caractérisez l’organisation pour laquelle ils ont opté</text:span> <text:span text:style-name="T1">?</text:span> <text:span text:style-name="T1">(dénomination sociale, forme, type, statut juridique, finalité, activité, secteur d'activité, origine des capitaux, champ d'action, mode de direction).</text:span></text:p>
      <text:p text:style-name="P3"><text:span text:style-name="T2"/></text:p>
      <text:p text:style-name="P4"><text:span text:style-name="T1">Insérer tableau 2 colonnes 11 lignes </text:span><text:span text:style-name="T5">avec en colonnes : caracteristique | réponses</text:span></text:p>
      <text:p text:style-name="P2"><text:span text:style-name="T1"/></text:p>
      <text:p text:style-name="P2"><text:span text:style-name="T1"/></text:p>
      <text:p text:style-name="P1"><text:span text:style-name="T1">3.</text:span> <text:span text:style-name="T1">Quelle démarche doivent suivre les créateurs d’entreprise pour minimiser les risques d’échec</text:span> <text:span text:style-name="T1">?</text:span></text:p>
      <text:p text:style-name="P1"><text:span text:style-name="T1"/></text:p>
      <text:p text:style-name="P1"><text:span text:style-name="T1">4.</text:span> <text:span text:style-name="T1">Pourquoi JC, AB et CD ont-ils choisi le statut juridique de SARL</text:span> <text:span text:style-name="T1">?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5.</text:span> <text:span text:style-name="T1">Mettez en évidence les contraintes de résultats et de ressources auxquelles ont dû faire face JC, AB, et CD</text:span> <text:span text:style-name="T1">?</text:span></text:p>
      <text:p text:style-name="P1"><text:span text:style-name="T1"/></text:p>
      <text:p text:style-name="P1"><text:span text:style-name="T1"/></text:p>
      <text:p text:style-name="P1"><text:span text:style-name="T1">6.</text:span> <text:span text:style-name="T1">Comment ont (ou peuvent)-ils tenter de se dégager de ces contraintes</text:span> <text:span text:style-name="T1">?</text:span></text:p>
      <text:p text:style-name="P1"><text:span text:style-name="T1"/></text:p>
      <text:p text:style-name="P1"><text:span text:style-name="T1"/></text:p>
      <text:p text:style-name="P1"><text:line-break/><text:span text:style-name="T1">7.</text:span> <text:span text:style-name="T1">Présentez les différents apports effectués par les associés lors de la création de la société</text:span> <text:span text:style-name="T1">et illustrez avec les associés de notre cas.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23:17.558667492</meta:creation-date>
    <meta:editing-duration>PT10M55S</meta:editing-duration>
    <meta:editing-cycles>5</meta:editing-cycles>
    <meta:generator>LibreOffice/7.0.4.2$Linux_X86_64 LibreOffice_project/00$Build-2</meta:generator>
    <dc:date>2023-09-19T17:44:22.657513216</dc:date>
    <meta:document-statistic meta:table-count="0" meta:image-count="0" meta:object-count="0" meta:page-count="1" meta:paragraph-count="9" meta:word-count="190" meta:character-count="1164" meta:non-whitespace-character-count="981"/>
  </office:meta>
</office:document-meta>
</file>